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35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71mm"/>
    </style:style>
    <style:style style:name="co12" style:family="table-column">
      <style:table-column-properties fo:break-before="auto" style:column-width="33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oftware" table:style-name="ta1">
        <table:shapes>
          <draw:frame draw:z-index="0" draw:style-name="gr1" draw:text-style-name="P1" svg:width="159.82mm" svg:height="89.92mm" svg:x="180.94mm" svg:y="109.7mm">
            <loext:p draw:notify-on-update-of-ranges="Software.A19:Software.B23 Software.C18:Software.C18 Software.C19:Software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81.64mm" svg:y="200.33mm">
            <loext:p draw:notify-on-update-of-ranges="Software.A19:Software.B23 Software.D18:Software.D18 Software.D19:Software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1" table:number-rows-spanned="2"/>
          <table:table-cell table:number-columns-repeated="7"/>
          <table:table-cell table:style-name="ce1"/>
          <table:table-cell table:style-name="ce10"/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3"/>
          <table:table-cell/>
          <table:table-cell table:style-name="ce1"/>
          <table:table-cell table:style-name="ce10"/>
          <table:table-cell table:style-name="ce3" table:number-columns-repeated="2"/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MATRIX MUL <text:s/>S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 bloco 32</text:p>
          </table:table-cell>
          <table:table-cell/>
          <table:table-cell table:style-name="ce1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40838" calcext:value-type="float">
            <text:p>3,40838</text:p>
          </table:table-cell>
          <table:table-cell office:value-type="float" office:value="0.378918" calcext:value-type="float">
            <text:p>0,3789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6.517159" calcext:value-type="float">
            <text:p>6,51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4.91525" calcext:value-type="float">
            <text:p>4,91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19]+[Software.C20]" office:value-type="float" office:value="5.098009" calcext:value-type="float">
            <text:p>5,098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34]+[Software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>
          <table:table-cell table:style-name="ce6"/>
          <table:table-cell/>
          <table:table-cell table:style-name="ce7"/>
          <table:table-cell table:number-columns-repeated="1021"/>
        </table:table-row>
        <table:table-row table:style-name="ro1">
          <table:table-cell table:style-name="ce5"/>
          <table:table-cell/>
          <table:table-cell table:style-name="ce7"/>
          <table:table-cell table:style-name="ce8"/>
          <table:table-cell table:number-columns-repeated="1020"/>
        </table:table-row>
        <table:table-row table:style-name="ro1" table:number-rows-repeated="2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 table:number-rows-repeated="2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13"/>
          <table:table-cell table:number-columns-repeated="1019"/>
        </table:table-row>
        <table:table-row table:style-name="ro1">
          <table:table-cell table:style-name="ce6"/>
          <table:table-cell/>
          <table:table-cell table:style-name="ce9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ando bloco 16 4k</text:p>
          </table:table-cell>
          <table:table-cell table:style-name="ce1"/>
          <table:table-cell table:style-name="ce1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table-cell table:style-name="ce4" table:number-columns-spanned="1" table:number-rows-spanned="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sor" table:style-name="ta2">
        <table:shapes>
          <draw:frame draw:z-index="0" draw:style-name="gr1" draw:text-style-name="P1" svg:width="120.21mm" svg:height="76.37mm" svg:x="157.12mm" svg:y="1.89mm">
            <loext:p draw:notify-on-update-of-ranges="Tensor.A3:Tensor.B5 Tensor.C2:Tensor.C2 Tensor.C3:Tensor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7.3mm" svg:height="81.45mm" svg:x="159.62mm" svg:y="80.04mm">
            <loext:p draw:notify-on-update-of-ranges="Tensor.A2:Tensor.B2 Tensor.A3:Tensor.B5 Tensor.D2:Tensor.D2 Tensor.D3:Tensor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string" calcext:value-type="string" table:number-columns-spanned="4" table:number-rows-spanned="1">
            <text:p>TENSOR</text:p>
          </table:table-cell>
          <table:covered-table-cell table:number-columns-repeated="3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table:style-name="Default"/>
          <table:table-cell table:style-name="ce1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style-name="Default" table:formula="of:=3.346615/10" office:value-type="float" office:value="0.3346615" calcext:value-type="float">
            <text:p>0,3346615</text:p>
          </table:table-cell>
          <table:table-cell office:value-type="float" office:value="0.396979" calcext:value-type="float">
            <text:p>0,39697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loat</text:p>
          </table:table-cell>
          <table:table-cell table:formula="of:=3.608032/10" office:value-type="float" office:value="0.3608032" calcext:value-type="float">
            <text:p>0,3608032</text:p>
          </table:table-cell>
          <table:table-cell office:value-type="float" office:value="0.479245" calcext:value-type="float">
            <text:p>0,479245</text:p>
          </table:table-cell>
        </table:table-row>
        <table:table-row table:style-name="ro1">
          <table:table-cell office:value-type="string" calcext:value-type="string">
            <text:p>DMR </text:p>
          </table:table-cell>
          <table:table-cell office:value-type="string" calcext:value-type="string">
            <text:p>half</text:p>
          </table:table-cell>
          <table:table-cell table:formula="of:=3.879237/10" office:value-type="float" office:value="0.3879237" calcext:value-type="float">
            <text:p>0,3879237</text:p>
          </table:table-cell>
          <table:table-cell office:value-type="float" office:value="0.704915" calcext:value-type="float">
            <text:p>0,704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5:06:59.5714367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6T16:25:24.946795120</dc:date>
    <meta:editing-cycles>26</meta:editing-cycles>
    <meta:editing-duration>PT13H9M14S</meta:editing-duration>
    <meta:document-statistic meta:table-count="2" meta:cell-count="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22cm" svg:height="7.638cm" xlink:href=".." xlink:type="simple" chart:class="chart:bar" chart:style-name="ch1">
        <chart:title svg:x="3.092cm" svg:y="0.287cm" chart:style-name="ch2">
          <text:p>Tensor - Execution Time (s)</text:p>
        </chart:title>
        <chart:plot-area chart:style-name="ch3" table:cell-range-address="Tensor.A2:Tensor.C5" chart:data-source-has-labels="both" svg:x="0.24cm" svg:y="1.218cm" svg:width="11.542cm" svg:height="6.268cm">
          <chartooo:coordinate-region svg:x="1.2cm" svg:y="1.426cm" svg:width="10.582cm" svg:height="4.981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C3:Tensor.C5" chart:label-cell-address="Tensor.C2:Tensor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Tensor.C2:Tens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346615">
                <text:p>0.3346615</text:p>
                <draw:g>
                  <svg:desc>Tensor.C3:Tensor.C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3608032">
                <text:p>0.3608032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3879237">
                <text:p>0.3879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1cm" svg:height="8.146cm" xlink:href=".." xlink:type="simple" chart:class="chart:bar" chart:style-name="ch1">
        <chart:title svg:x="4.482cm" svg:y="0.297cm" chart:style-name="ch2">
          <text:p>Tensor - IPC</text:p>
        </chart:title>
        <chart:plot-area chart:style-name="ch3" table:cell-range-address="Tensor.A2:Tensor.B5 Tensor.D2:Tensor.D5" chart:data-source-has-labels="both" svg:x="0.234cm" svg:y="1.238cm" svg:width="11.263cm" svg:height="6.746cm">
          <chartooo:coordinate-region svg:x="0.987cm" svg:y="1.446cm" svg:width="10.51cm" svg:height="5.459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D3:Tensor.D5" chart:label-cell-address="Tensor.D2:Tensor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Tensor.D2:Tensor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96979">
                <text:p>0.396979</text:p>
                <draw:g>
                  <svg:desc>Tensor.D3:Tensor.D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4915">
                <text:p>0.704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397cm" svg:y="0.314cm" chart:style-name="ch2">
          <text:p>SW - Execution Time (s)</text:p>
        </chart:title>
        <chart:plot-area chart:style-name="ch3" table:cell-range-address="Software.A18:Software.C23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C19:Software.C23" chart:label-cell-address="Software.C18:Software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Software.C18:Software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1.689629">
                <text:p>1.689629</text:p>
                <draw:g>
                  <svg:desc>Software.C19:Software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40838">
                <text:p>3.40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17159">
                <text:p>6.51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525">
                <text:p>4.9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6.946cm" svg:y="0.314cm" chart:style-name="ch2">
          <text:p>SW - IPC</text:p>
        </chart:title>
        <chart:plot-area chart:style-name="ch3" table:cell-range-address="Software.A19:Software.B23 Software.D18:Software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D19:Software.D23" chart:label-cell-address="Software.D18:Software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Software.D18:Softwar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0.361632">
                <text:p>0.361632</text:p>
                <draw:g>
                  <svg:desc>Software.D19:Software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